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fo:line-height="2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200%"/>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Standard" style:family="paragraph">
      <style:paragraph-properties fo:line-height="200%"/>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font-name-asian="Times New Roman" style:font-name-complex="Times New Roman"/>
    </style:style>
    <style:style style:name="T9" style:parent-style-name="DefaultParagraphFont" style:family="text">
      <style:text-properties style:font-name="Times New Roman" style:font-name-asian="Times New Roman" style:font-name-complex="Times New Roman" style:text-position="super 66.6%"/>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text-position="super 66.6%"/>
    </style:style>
    <style:style style:name="T12" style:parent-style-name="DefaultParagraphFont" style:family="text">
      <style:text-properties style:font-name="Times New Roman" style:font-name-asian="Times New Roman" style:font-name-complex="Times New Roman"/>
    </style:style>
    <style:style style:name="P13" style:parent-style-name="Standard" style:family="paragraph">
      <style:paragraph-properties fo:line-height="200%" fo:text-indent="0.4923in"/>
    </style:style>
    <style:style style:name="T14" style:parent-style-name="DefaultParagraphFont" style:family="text">
      <style:text-properties style:font-name="Times New Roman" style:font-name-asian="Times New Roman" style:font-name-complex="Times New Roman"/>
    </style:style>
    <style:style style:name="P15" style:parent-style-name="Standard" style:family="paragraph">
      <style:paragraph-properties fo:line-height="200%"/>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asian="Times New Roman" style:font-name-complex="Times New Roman" style:text-position="super 66.6%"/>
    </style:style>
    <style:style style:name="T19" style:parent-style-name="DefaultParagraphFont" style:family="text">
      <style:text-properties style:font-name="Times New Roman" style:font-name-asian="Times New Roman" style:font-name-complex="Times New Roman"/>
    </style:style>
    <style:style style:name="T20" style:parent-style-name="DefaultParagraphFont" style:family="text">
      <style:text-properties style:font-name="Times New Roman" style:font-name-asian="Times New Roman" style:font-name-complex="Times New Roman" style:text-position="super 66.6%"/>
    </style:style>
    <style:style style:name="T21" style:parent-style-name="DefaultParagraphFont" style:family="text">
      <style:text-properties style:font-name="Times New Roman" style:font-name-asian="Times New Roman" style:font-name-complex="Times New Roman"/>
    </style:style>
  </office:automatic-styles>
  <office:body>
    <office:text text:use-soft-page-breaks="true">
      <text:p text:style-name="P1"><text:span text:style-name="T2">Progress Report 1</text:span></text:p>
      <text:p text:style-name="P3"><text:span text:style-name="T4"><text:tab/></text:span><text:span text:style-name="T5">Thus far we have completed our analysis of other commercially available players and have better clarified the features we will implement for this project. Microsoft, for instance, has a very simple player that accomplishes the basic tasks required for a player. Because of this, we have set a strong focus on keeping all our future enhancements to the player as simple as possible. There is no reason to be making an incredibly complex feature-list that will only serve to confuse users. The open-source software VLC, on the other hand, is filled with various different features that allow for an interesting user-experience. Their software does not have an overbearing amount of features, but does allow for more complex manipulation of playable media while keeping the main face of the program clean and easy to use. It was because of VLC that we decided to keep adding features but keeping these features away from the necessary portions of a media player to accommodate those that merely wish to quickly play their media files.</text:span></text:p>
      <text:p text:style-name="P6"><text:span text:style-name="T7"><text:tab/></text:span><text:span text:style-name="T8">Developmental Milestone 1 which was originally due on April 4</text:span><text:span text:style-name="T9">th</text:span><text:span text:style-name="T10"><text:s/>and involved achieving the bare minimum functionality for <text:s/>a video player: playing audio and video. Developmental Milestone 2 had a due date of April 7</text:span><text:span text:style-name="T11">th</text:span><text:span text:style-name="T12"><text:s/>and was completed on time. For the milestone we planned to achieve a near complete program for simple audio and video playback. We have achieved this goal without any serious problems, as the libVLC framework our app is based on abstracts over the actual playing and loading of media.<text:s/></text:span></text:p>
      <text:p text:style-name="P13"><text:span text:style-name="T14">The only bug we have encountered so far is a minor graphical bug which appears to be caused by the integration of libVLC with Qt widgets using the language bindings we have chosen, causing graphical artifacts when resizing a playing video. We are exploring a solution to this issue, and given VLC itself is based on Qt, this should be solvable.</text:span></text:p>
      <text:soft-page-break/>
      <text:p text:style-name="P15"><text:span text:style-name="T16"><text:tab/></text:span><text:span text:style-name="T17">Moving forward we will be attempting to accomplish our Developmental Milestone 3 by April 21</text:span><text:span text:style-name="T18">st</text:span><text:span text:style-name="T19"><text:s/>due to the change in deadline rather than the original April 14</text:span><text:span text:style-name="T20">th</text:span><text:span text:style-name="T21">. We will be adding basic library browsing and finalizing the addition of functionality of our project. The following deadlines we have set are concerning bug fixes and patches. We allot ourselves approximately 2 weeks for this portion of the project and are confident this is enough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cob Jordan</dc:creator>
    <meta:creation-date>2016-04-12T18:06:00Z</meta:creation-date>
    <dc:date>2016-04-12T18:06:00Z</dc:date>
    <meta:template xlink:href="Normal.dotm" xlink:type="simple"/>
    <meta:editing-cycles>15</meta:editing-cycles>
    <meta:editing-duration>PT0S</meta:editing-duration>
    <meta:document-statistic meta:page-count="1" meta:paragraph-count="4" meta:word-count="351" meta:character-count="2348" meta:row-count="16" meta:non-whitespace-character-count="2001"/>
  </office:meta>
</office:document-meta>
</file>